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26in" table:align="margins"/>
    </style:style>
    <style:style style:name="Table1.A" style:family="table-column">
      <style:table-column-properties style:column-width="7.1826in" style:rel-column-width="65535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officeooo:rsid="004bb87b" officeooo:paragraph-rsid="004cb3a3"/>
    </style:style>
    <style:style style:name="P2" style:family="paragraph" style:parent-style-name="Table_20_Contents">
      <style:text-properties officeooo:rsid="004bb87b" officeooo:paragraph-rsid="004bb87b"/>
    </style:style>
    <style:style style:name="P3" style:family="paragraph" style:parent-style-name="Table_20_Contents">
      <style:paragraph-properties fo:text-align="end" style:justify-single-word="false"/>
      <style:text-properties officeooo:rsid="004cb3a3" officeooo:paragraph-rsid="004cb3a3"/>
    </style:style>
    <style:style style:name="P4" style:family="paragraph" style:parent-style-name="Table_20_Contents">
      <style:text-properties officeooo:rsid="004cb3a3" officeooo:paragraph-rsid="004cb3a3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de776" officeooo:paragraph-rsid="002e19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f714" officeooo:paragraph-rsid="00467737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389953" officeooo:paragraph-rsid="0046773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4bb87b" officeooo:paragraph-rsid="004bb87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477a3b" officeooo:paragraph-rsid="00477a3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36bc37" officeooo:paragraph-rsid="00467737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de776" officeooo:paragraph-rsid="00440f1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2de776" officeooo:paragraph-rsid="0045b32c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466516" officeooo:paragraph-rsid="00466516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45b32c" officeooo:paragraph-rsid="00466516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4ee776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50ab00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310558" officeooo:paragraph-rsid="004ee776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9fc2e" officeooo:paragraph-rsid="004d0a85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5446b3" officeooo:paragraph-rsid="005446b3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5446b3" officeooo:paragraph-rsid="00595aa9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595aa9" officeooo:paragraph-rsid="00595aa9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595aa9" officeooo:paragraph-rsid="00598c17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595aa9" officeooo:paragraph-rsid="00599f9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41d14" officeooo:paragraph-rsid="004bb87b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d0a85" officeooo:paragraph-rsid="004d0a8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b7a0c" officeooo:paragraph-rsid="005b7a0c" style:font-weight-asian="bold" style:font-weight-complex="bold"/>
    </style:style>
    <style:style style:name="T1" style:family="text">
      <style:text-properties officeooo:rsid="00310558"/>
    </style:style>
    <style:style style:name="T2" style:family="text">
      <style:text-properties officeooo:rsid="0036afd8"/>
    </style:style>
    <style:style style:name="T3" style:family="text">
      <style:text-properties officeooo:rsid="0045b32c"/>
    </style:style>
    <style:style style:name="T4" style:family="text">
      <style:text-properties officeooo:rsid="0048bf69"/>
    </style:style>
    <style:style style:name="T5" style:family="text">
      <style:text-properties style:text-position="super 58%" officeooo:rsid="001c7c27"/>
    </style:style>
    <style:style style:name="T6" style:family="text">
      <style:text-properties officeooo:rsid="00389953"/>
    </style:style>
    <style:style style:name="T7" style:family="text">
      <style:text-properties officeooo:rsid="003c9b2a"/>
    </style:style>
    <style:style style:name="T8" style:family="text">
      <style:text-properties officeooo:rsid="004268d9"/>
    </style:style>
    <style:style style:name="T9" style:family="text">
      <style:text-properties officeooo:rsid="00440f18"/>
    </style:style>
    <style:style style:name="T10" style:family="text">
      <style:text-properties officeooo:rsid="00466516"/>
    </style:style>
    <style:style style:name="T11" style:family="text">
      <style:text-properties officeooo:rsid="004d0a85"/>
    </style:style>
    <style:style style:name="T12" style:family="text">
      <style:text-properties officeooo:rsid="001c7c27"/>
    </style:style>
    <style:style style:name="T13" style:family="text">
      <style:text-properties officeooo:rsid="002de776"/>
    </style:style>
    <style:style style:name="T14" style:family="text">
      <style:text-properties officeooo:rsid="004ee776"/>
    </style:style>
    <style:style style:name="T15" style:family="text">
      <style:text-properties officeooo:rsid="0033a63d"/>
    </style:style>
    <style:style style:name="T16" style:family="text">
      <style:text-properties officeooo:rsid="0050ab00"/>
    </style:style>
    <style:style style:name="T17" style:family="text">
      <style:text-properties officeooo:rsid="003c168a"/>
    </style:style>
    <style:style style:name="T18" style:family="text">
      <style:text-properties officeooo:rsid="00521004"/>
    </style:style>
    <style:style style:name="T19" style:family="text">
      <style:text-properties officeooo:rsid="00595aa9"/>
    </style:style>
    <style:style style:name="T20" style:family="text">
      <style:text-properties officeooo:rsid="00598c17"/>
    </style:style>
    <style:style style:name="T21" style:family="text">
      <style:text-properties officeooo:rsid="00599f95"/>
    </style:style>
    <style:style style:name="T22" style:family="text">
      <style:text-properties officeooo:rsid="005b7a0c"/>
    </style:style>
    <style:style style:name="T23" style:family="text">
      <style:text-properties officeooo:rsid="005c79df"/>
    </style:style>
    <style:style style:name="T24" style:family="text">
      <style:text-properties officeooo:rsid="005db99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INAL</text:p>
      <text:p text:style-name="P8">Duration : <text:span text:style-name="T11">2</text:span> hour<text:span text:style-name="T11">s</text:span></text:p>
      <text:p text:style-name="P24"/>
      <text:list text:style-name="L1">
        <text:list-item>
          <text:p text:style-name="P9"><text:span text:style-name="T14">(10 points) </text:span>What is Variance? ( You may explain in plain english, or give the formula of variance, or <text:span text:style-name="T4">explain it using an example)</text:span> </text:p>
          <text:p text:style-name="P9"/>
        </text:list-item>
        <text:list-item>
          <text:p text:style-name="P18"><text:span text:style-name="T14">(10 points) </text:span><text:span text:style-name="T12">Demonstrate that <text:s/>(A.B)</text:span><text:span text:style-name="T5">-1</text:span><text:span text:style-name="T12">=B</text:span><text:span text:style-name="T5">-1</text:span><text:span text:style-name="T12"> . A</text:span><text:span text:style-name="T5">-1</text:span><text:span text:style-name="T12"> <text:s/>(No python code, only you will write 5-6 lines of mathematical operations</text:span><text:span text:style-name="T13">)</text:span></text:p>
          <text:p text:style-name="P18"/>
        </text:list-item>
        <text:list-item>
          <text:p text:style-name="P10"><text:span text:style-name="T14">(10 points) </text:span><text:span text:style-name="T6">Find </text:span>the time complexity <text:span text:style-name="T6">formula </text:span>of the <text:span text:style-name="T6">following algorithm as a function of N matrice’s number of column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7">def <text:s/>a_function( square_matrix): <text:s/>## add coordinates of the matrix elements to the value in the element.</text:p>
            <text:p text:style-name="P7"><text:s text:c="7"/>N=square_matrix.shape[0]</text:p>
            <text:p text:style-name="P7"><text:s text:c="7"/>for i in range(N):</text:p>
            <text:p text:style-name="P7"><text:s text:c="12"/>for j in range(N):</text:p>
            <text:p text:style-name="P7"><text:s text:c="19"/>square_matrix[i][j]=square_matrix[i][j]+i+j</text:p>
            <text:p text:style-name="P7"><text:s text:c="7"/>return square_matrix</text:p>
          </table:table-cell>
        </table:table-row>
      </table:table>
      <text:p text:style-name="P6"/>
      <text:list text:continue-numbering="true" text:style-name="L1">
        <text:list-item>
          <text:p text:style-name="P11"><text:span text:style-name="T14">(10 points ) </text:span><text:span text:style-name="T7">Draw object oriented design boxes of the following </text:span><text:span text:style-name="T8">object oriented design : </text:span></text:p>
          <text:list>
            <text:list-item>
              <text:p text:style-name="P12"><text:span text:style-name="T9">A </text:span><text:span text:style-name="T3">vehicle object that</text:span><text:span text:style-name="T9"> has </text:span></text:p>
              <text:list>
                <text:list-item>
                  <text:p text:style-name="P12"><text:span text:style-name="T10">A</text:span><text:span text:style-name="T9">n engine, </text:span><text:span text:style-name="T3">four wheels, a chassis, </text:span><text:span text:style-name="T10">a body, </text:span><text:span text:style-name="T3">two front lights, two rear lights as attributes.</text:span></text:p>
                </text:list-item>
                <text:list-item>
                  <text:p text:style-name="P13">accelerate(speed), decelerate(speed), set_direction(alfa,beta) as methods. </text:p>
                </text:list-item>
              </text:list>
            </text:list-item>
            <text:list-item>
              <text:p text:style-name="P14">A car is <text:span text:style-name="T10">a vehicle and overrides the accelerate and decelarate methods.</text:span></text:p>
            </text:list-item>
            <text:list-item>
              <text:p text:style-name="P13">A truck is a vehicle and overrides the set_direction(alfa,beta) method. </text:p>
            </text:list-item>
          </text:list>
        </text:list-item>
      </text:list>
      <text:p text:style-name="P5"><text:s text:c="13"/></text:p>
      <text:list text:continue-numbering="true" text:style-name="L1">
        <text:list-item>
          <text:p text:style-name="P16"><text:span text:style-name="T14">(10 points) </text:span><text:span text:style-name="T17">Implement a binary tree class </text:span><text:span text:style-name="T18">that has insert</text:span><text:span text:style-name="T24">_n</text:span><text:span text:style-name="T18">ode, remove</text:span><text:span text:style-name="T24">_n</text:span><text:span text:style-name="T18">ode as methods and “nodeValue” as the node value.</text:span></text:p>
          <text:p text:style-name="P16"/>
        </text:list-item>
        <text:list-item>
          <text:p text:style-name="P15"><text:span text:style-name="T14">(10 points) </text:span><text:span text:style-name="T1">N</text:span>umpy matrix <text:span text:style-name="T1">functions (writing only name is enough)</text:span>:</text:p>
          <text:list>
            <text:list-item>
              <text:p text:style-name="P15">What is the name of the numpy function tha<text:span text:style-name="T2">t creates a matrix</text:span> full of “<text:span text:style-name="T2">10”.</text:span></text:p>
            </text:list-item>
            <text:list-item>
              <text:p text:style-name="P15">What is the name of the numpy function that merges two matrices <text:span text:style-name="T15">vertically.</text:span></text:p>
            </text:list-item>
            <text:list-item>
              <text:p text:style-name="P15">What is the name of the numpy function that finds the average of the values in a list of float or integer values.</text:p>
            </text:list-item>
            <text:list-item>
              <text:p text:style-name="P17">What is the name of the numpy function that multiply two matrices.</text:p>
              <text:p text:style-name="P17"/>
            </text:list-item>
          </text:list>
        </text:list-item>
        <text:list-item>
          <text:p text:style-name="P16"><text:span text:style-name="T14">(</text:span><text:span text:style-name="T16">3</text:span><text:span text:style-name="T14">0 points) </text:span><text:span text:style-name="T16">Graph </text:span><text:span text:style-name="T20">Definitions </text:span>:</text:p>
          <text:list>
            <text:list-item>
              <text:p text:style-name="P19">Draw a graph with 6 vertices each connected to <text:span text:style-name="T20">at least</text:span> <text:span text:style-name="T20">2</text:span> other vertices and each having a distinct integer number as value. <text:span text:style-name="T19">Enumerate each vertex and write the corresponding number on the vertex.</text:span></text:p>
            </text:list-item>
            <text:list-item>
              <text:p text:style-name="P20"><text:span text:style-name="T19">What is the degree of each vertex in the graph ?</text:span></text:p>
            </text:list-item>
            <text:list-item>
              <text:p text:style-name="P21">Write the adjacency matrix of the graph.</text:p>
            </text:list-item>
            <text:list-item>
              <text:p text:style-name="P20">What is a weighted graph, what should we do on the first graph to make it a “weighted graph”?</text:p>
            </text:list-item>
            <text:list-item>
              <text:p text:style-name="P21">What would we do to make this graph acyclic ( which edges would be removed keeping the graph connected) ?</text:p>
            </text:list-item>
            <text:list-item>
              <text:p text:style-name="P22">Give the definition of Depth First Search. Suppose we search a number in the graph using this algorithm, what would be the first 3 <text:span text:style-name="T20">vertex</text:span> names/enumerations <text:span text:style-name="T20">b</text:span>y starting the first vertex <text:span text:style-name="T20">in the graph.</text:span></text:p>
              <text:p text:style-name="P22"/>
            </text:list-item>
          </text:list>
        </text:list-item>
        <text:list-item>
          <text:p text:style-name="P23"><text:span text:style-name="T20">(20 points) </text:span><text:span text:style-name="T21">Implement </text:span><text:span text:style-name="T24">a</text:span><text:span text:style-name="T21"> graph class </text:span><text:span text:style-name="T22">in python </text:span><text:span text:style-name="T21">that has “insert_vertex”, “delete_vertex” and “breath_first_search” method</text:span><text:span text:style-name="T23">s</text:span><text:span text:style-name="T21">. <text:s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7.1826in" table:align="margins"/>
    </style:style>
    <style:style style:name="Table2.A" style:family="table-column">
      <style:table-column-properties style:column-width="1.4368in" style:rel-column-width="2070*"/>
    </style:style>
    <style:style style:name="Table2.B" style:family="table-column">
      <style:table-column-properties style:column-width="3.3625in" style:rel-column-width="4845*"/>
    </style:style>
    <style:style style:name="Table2.C" style:family="table-column">
      <style:table-column-properties style:column-width="0.8639in" style:rel-column-width="1245*"/>
    </style:style>
    <style:style style:name="Table2.D" style:family="table-column">
      <style:table-column-properties style:column-width="0.1792in" style:rel-column-width="258*"/>
    </style:style>
    <style:style style:name="Table2.E" style:family="table-column">
      <style:table-column-properties style:column-width="1.341in" style:rel-column-width="1932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vertical-align="bottom" fo:padding="0in" fo:border="none" style:writing-mode="page"/>
    </style:style>
    <style:style style:name="Table2.2" style:family="table-row">
      <style:table-row-properties style:min-row-height="0.1875in"/>
    </style:style>
    <style:style style:name="Table2.3" style:family="table-row">
      <style:table-row-properties style:min-row-height="0.1208in"/>
    </style:style>
    <style:style style:name="MP1" style:family="paragraph" style:parent-style-name="Table_20_Contents">
      <style:paragraph-properties fo:text-align="center" style:justify-single-word="false"/>
      <style:text-properties fo:font-weight="bold" officeooo:rsid="005b7a0c" officeooo:paragraph-rsid="005b7a0c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officeooo:rsid="004bb87b" officeooo:paragraph-rsid="004cb3a3"/>
    </style:style>
    <style:style style:name="MP3" style:family="paragraph" style:parent-style-name="Table_20_Contents">
      <style:text-properties officeooo:rsid="004bb87b" officeooo:paragraph-rsid="004bb87b"/>
    </style:style>
    <style:style style:name="MP4" style:family="paragraph" style:parent-style-name="Table_20_Contents">
      <style:paragraph-properties fo:text-align="end" style:justify-single-word="false"/>
      <style:text-properties officeooo:rsid="004cb3a3" officeooo:paragraph-rsid="004cb3a3"/>
    </style:style>
    <style:style style:name="MP5" style:family="paragraph" style:parent-style-name="Table_20_Contents">
      <style:text-properties officeooo:rsid="004cb3a3" officeooo:paragraph-rsid="004cb3a3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3" office:value-type="string">
              <text:p text:style-name="Table_20_Contents"><draw:frame draw:style-name="Mfr1" draw:name="Resim 6" text:anchor-type="char" svg:x="0in" svg:y="-0.0008in" svg:width="1.4453in" svg:height="0.7819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      </table:table-cell>
            <table:table-cell table:style-name="Table2.B1" office:value-type="string">
              <text:p text:style-name="MP1">Data Structures and Algorithms for AI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3"/>
            </table:table-cell>
          </table:table-row>
          <table:table-row table:style-name="Table2.2">
            <table:covered-table-cell table:style-name="Table2.A1"/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2">NAME</text:p>
            </table:table-cell>
            <table:table-cell table:style-name="Table2.A1" office:value-type="string">
              <text:p text:style-name="MP3"><text:s/>:</text:p>
            </table:table-cell>
            <table:table-cell table:style-name="Table2.A1" office:value-type="string">
              <text:p text:style-name="MP3"/>
            </table:table-cell>
          </table:table-row>
          <table:table-row table:style-name="Table2.3">
            <table:covered-table-cell table:style-name="Table2.A1"/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4">SURNAME</text:p>
            </table:table-cell>
            <table:table-cell table:style-name="Table2.A1" office:value-type="string">
              <text:p text:style-name="MP5"><text:s/>:</text:p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1-02T17:13:11.086595589</dc:date>
    <meta:editing-duration>P1DT13H28M23S</meta:editing-duration>
    <meta:editing-cycles>36</meta:editing-cycles>
    <meta:generator>LibreOffice/24.2.7.2$Linux_X86_64 LibreOffice_project/420$Build-2</meta:generator>
    <meta:document-statistic meta:table-count="2" meta:image-count="1" meta:object-count="0" meta:page-count="1" meta:paragraph-count="37" meta:word-count="429" meta:character-count="2572" meta:non-whitespace-character-count="2124"/>
  </office:meta>
</office:document-meta>
</file>